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264653" draw:textarea-horizontal-align="justify" draw:textarea-vertical-align="middle" draw:auto-grow-height="false" fo:min-height="20.75cm" fo:min-width="6.1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8" style:family="graphic" style:parent-style-name="standard">
      <style:graphic-properties svg:stroke-color="#3465a4" draw:fill-color="#729fcf" draw:textarea-horizontal-align="justify" draw:textarea-vertical-align="middle" draw:auto-grow-height="false" fo:min-height="2.925cm" fo:min-width="20.137cm"/>
    </style:style>
    <style:style style:name="gr9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11" style:family="graphic" style:parent-style-name="standard">
      <style:graphic-properties svg:stroke-color="#3465a4" draw:fill-color="#729fcf" draw:textarea-horizontal-align="justify" draw:textarea-vertical-align="middle" draw:auto-grow-height="false" fo:min-height="6.735cm" fo:min-width="4.897cm"/>
    </style:style>
    <style:style style:name="gr12" style:family="graphic" style:parent-style-name="standard">
      <style:graphic-properties draw:stroke="none" svg:stroke-color="#000000" draw:fill="none" draw:fill-color="#ffffff" fo:min-height="4.5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4.1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5.7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8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8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6.7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4.8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.33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1.498cm"/>
      <style:paragraph-properties style:writing-mode="lr-tb"/>
    </style:style>
    <style:style style:name="P1" style:family="paragraph">
      <loext:graphic-properties draw:fill-color="#264653"/>
      <style:paragraph-properties fo:text-align="center"/>
      <style:text-properties fo:color="#ffffff" loext:opacity="100%" fo:font-weight="bold" style:font-weight-asian="bold" style:font-weight-complex="bold"/>
    </style:style>
    <style:style style:name="P2" style:family="paragraph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color="#ffffff" loext:opacity="100%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ffffff" loext:opacity="100%" fo:font-weight="bold" style:font-weight-asian="bold" style:font-weight-complex="bold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text-properties fo:color="#ffffff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ffffff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color="#ffffff" loext:opacity="100%"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18pt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font-size="18pt"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7" style:family="paragraph">
      <style:text-properties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ff" loext:opacity="100%"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1" draw:layer="layout" svg:width="6.667cm" svg:height="21cm" svg:x="0cm" svg:y="0cm">
          <text:p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033cm" svg:height="2.222cm" svg:x="0.317cm" svg:y="0.635cm">
          <draw:text-box>
            <text:p text:style-name="P2"><text:span text:style-name="T1">BankName</text:span></text:p>
          </draw:text-box>
        </draw:frame>
        <draw:frame draw:style-name="gr3" draw:text-style-name="P5" draw:layer="layout" svg:width="6.35cm" svg:height="1.588cm" svg:x="0.317cm" svg:y="3.492cm">
          <draw:text-box>
            <text:p text:style-name="P4"><text:span text:style-name="T2">Account Details</text:span></text:p>
          </draw:text-box>
        </draw:frame>
        <draw:frame draw:style-name="gr4" draw:text-style-name="P5" draw:layer="layout" svg:width="5.715cm" svg:height="1.905cm" svg:x="0.635cm" svg:y="18.097cm">
          <draw:text-box>
            <text:p text:style-name="P4"><text:span text:style-name="T2">About</text:span></text:p>
          </draw:text-box>
        </draw:frame>
        <draw:frame draw:style-name="gr5" draw:text-style-name="P5" draw:layer="layout" svg:width="6.667cm" svg:height="2.223cm" svg:x="0cm" svg:y="4.762cm">
          <draw:text-box>
            <text:p text:style-name="P4"><text:span text:style-name="T2"><text:s text:c="2"/></text:span><text:span text:style-name="T2">Services V(opens)</text:span></text:p>
          </draw:text-box>
        </draw:frame>
        <draw:frame draw:style-name="gr6" draw:text-style-name="P5" draw:layer="layout" svg:width="5.715cm" svg:height="1.27cm" svg:x="0.952cm" svg:y="6.032cm">
          <draw:text-box>
            <text:p text:style-name="P4"><text:span text:style-name="T2">Deposit</text:span></text:p>
          </draw:text-box>
        </draw:frame>
        <draw:frame draw:style-name="gr3" draw:text-style-name="P5" draw:layer="layout" svg:width="5.08cm" svg:height="1.588cm" svg:x="1.27cm" svg:y="7.302cm">
          <draw:text-box>
            <text:p text:style-name="P6"><text:span text:style-name="T2">Withdraw (?)</text:span></text:p>
          </draw:text-box>
        </draw:frame>
        <draw:frame draw:style-name="gr6" draw:text-style-name="P5" draw:layer="layout" svg:width="5.08cm" svg:height="1.673cm" svg:x="1.27cm" svg:y="8.255cm">
          <draw:text-box>
            <text:p text:style-name="P4"><text:span text:style-name="T2">Transaction History</text:span></text:p>
          </draw:text-box>
        </draw:frame>
        <draw:frame draw:style-name="gr7" draw:text-style-name="P5" draw:layer="layout" svg:width="5.08cm" svg:height="1.673cm" svg:x="1.27cm" svg:y="10.16cm">
          <draw:text-box>
            <text:p text:style-name="P4"><text:span text:style-name="T2">Transfer Funds</text:span></text:p>
          </draw:text-box>
        </draw:frame>
        <draw:frame draw:style-name="gr7" draw:text-style-name="P5" draw:layer="layout" svg:width="5.08cm" svg:height="1.587cm" svg:x="1.587cm" svg:y="12.065cm">
          <draw:text-box>
            <text:p text:style-name="P4"><text:span text:style-name="T2">Pay Bills</text:span></text:p>
          </draw:text-box>
        </draw:frame>
        <draw:frame draw:style-name="gr4" draw:text-style-name="P5" draw:layer="layout" svg:width="5.715cm" svg:height="1.905cm" svg:x="0.952cm" svg:y="13.017cm">
          <draw:text-box>
            <text:p text:style-name="P4"><text:span text:style-name="T2">(opt) Personal Loan</text:span></text:p>
          </draw:text-box>
        </draw:frame>
        <draw:custom-shape draw:style-name="gr8" draw:text-style-name="P7" draw:layer="layout" svg:width="20.637cm" svg:height="3.175cm" svg:x="8.255cm" svg:y="17.14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6.193cm" svg:height="1.905cm" svg:x="11.112cm" svg:y="18.097cm">
          <draw:text-box>
            <text:p text:style-name="P8"><text:span text:style-name="T3">API Currency </text:span><text:span text:style-name="T3">values in table </text:span><text:span text:style-name="T3">here</text:span></text:p>
          </draw:text-box>
        </draw:frame>
        <draw:frame draw:style-name="gr9" draw:text-style-name="P11" draw:layer="layout" svg:width="18.415cm" svg:height="2.858cm" svg:x="13.017cm" svg:y="1.587cm">
          <draw:text-box>
            <text:p text:style-name="P10"><text:span text:style-name="T4">Bank </text:span><text:span text:style-name="T4">name here</text:span></text:p>
          </draw:text-box>
        </draw:frame>
        <draw:frame draw:style-name="gr10" draw:text-style-name="P13" draw:layer="layout" svg:width="14.923cm" svg:height="3.81cm" svg:x="8.89cm" svg:y="4.445cm">
          <draw:text-box>
            <text:p text:style-name="P12"><text:span text:style-name="T5">News</text:span></text:p>
          </draw:text-box>
        </draw:frame>
        <draw:custom-shape draw:style-name="gr11" draw:text-style-name="P7" draw:layer="layout" svg:width="5.397cm" svg:height="6.985cm" svg:x="9.525cm" svg:y="7.302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763cm" svg:height="2.222cm" svg:x="9.842cm" svg:y="7.62cm">
          <draw:text-box>
            <text:p>Title</text:p>
          </draw:text-box>
        </draw:frame>
        <draw:frame draw:style-name="gr12" draw:text-style-name="P14" draw:layer="layout" svg:width="4.763cm" svg:height="4.762cm" svg:x="9.842cm" svg:y="8.89cm">
          <draw:text-box>
            <text:p>News text body </text:p>
          </draw:text-box>
        </draw:frame>
        <draw:frame draw:style-name="gr13" draw:text-style-name="P14" draw:layer="layout" svg:width="4.445cm" svg:height="2.54cm" svg:x="10.477cm" svg:y="11.43cm">
          <draw:text-box>
            <text:p>(opt) image</text:p>
          </draw:text-box>
        </draw:frame>
        <draw:frame draw:style-name="gr2" draw:text-style-name="P14" draw:layer="layout" svg:width="4.763cm" svg:height="2.222cm" svg:x="9.842cm" svg:y="7.62cm">
          <draw:text-box>
            <text:p>Title</text:p>
          </draw:text-box>
        </draw:frame>
        <draw:frame draw:style-name="gr13" draw:text-style-name="P14" draw:layer="layout" svg:width="4.445cm" svg:height="2.54cm" svg:x="10.477cm" svg:y="11.43cm">
          <draw:text-box>
            <text:p>(opt) image</text:p>
          </draw:text-box>
        </draw:frame>
        <draw:custom-shape draw:style-name="gr11" draw:text-style-name="P7" draw:layer="layout" svg:width="5.397cm" svg:height="6.985cm" svg:x="15.558cm" svg:y="7.3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397cm" svg:height="6.985cm" svg:x="21.59cm" svg:y="7.302cm">
          <text:p/>
          <draw:enhanced-geometry svg:viewBox="0 0 21600 21600" draw:type="rectangle" draw:enhanced-path="M 0 0 L 21600 0 21600 21600 0 21600 0 0 Z N"/>
        </draw:custom-shape>
      </draw:page>
      <draw:page draw:name="Account Details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033cm" svg:height="2.222cm" svg:x="0.317cm" svg:y="0.635cm">
          <draw:text-box>
            <text:p text:style-name="P2"><text:span text:style-name="T1">BankName</text:span></text:p>
          </draw:text-box>
        </draw:frame>
        <draw:frame draw:style-name="gr3" draw:text-style-name="P5" draw:layer="layout" svg:width="6.35cm" svg:height="1.588cm" svg:x="0.317cm" svg:y="3.492cm">
          <draw:text-box>
            <text:p text:style-name="P4"><text:span text:style-name="T2">Account Details</text:span></text:p>
          </draw:text-box>
        </draw:frame>
        <draw:frame draw:style-name="gr4" draw:text-style-name="P5" draw:layer="layout" svg:width="5.715cm" svg:height="1.905cm" svg:x="0.635cm" svg:y="18.097cm">
          <draw:text-box>
            <text:p text:style-name="P4"><text:span text:style-name="T2">About</text:span></text:p>
          </draw:text-box>
        </draw:frame>
        <draw:frame draw:style-name="gr5" draw:text-style-name="P5" draw:layer="layout" svg:width="6.667cm" svg:height="2.223cm" svg:x="0cm" svg:y="4.762cm">
          <draw:text-box>
            <text:p text:style-name="P4"><text:span text:style-name="T2"><text:s text:c="2"/></text:span><text:span text:style-name="T2">Services V(opens)</text:span></text:p>
          </draw:text-box>
        </draw:frame>
        <draw:frame draw:style-name="gr6" draw:text-style-name="P5" draw:layer="layout" svg:width="5.715cm" svg:height="1.27cm" svg:x="0.952cm" svg:y="6.032cm">
          <draw:text-box>
            <text:p text:style-name="P4"><text:span text:style-name="T2">Deposit</text:span></text:p>
          </draw:text-box>
        </draw:frame>
        <draw:frame draw:style-name="gr3" draw:text-style-name="P5" draw:layer="layout" svg:width="5.08cm" svg:height="1.588cm" svg:x="1.27cm" svg:y="7.302cm">
          <draw:text-box>
            <text:p text:style-name="P6"><text:span text:style-name="T2">Withdraw (?)</text:span></text:p>
          </draw:text-box>
        </draw:frame>
        <draw:frame draw:style-name="gr6" draw:text-style-name="P5" draw:layer="layout" svg:width="5.08cm" svg:height="1.673cm" svg:x="1.27cm" svg:y="8.255cm">
          <draw:text-box>
            <text:p text:style-name="P4"><text:span text:style-name="T2">Transaction History</text:span></text:p>
          </draw:text-box>
        </draw:frame>
        <draw:frame draw:style-name="gr7" draw:text-style-name="P5" draw:layer="layout" svg:width="5.08cm" svg:height="1.673cm" svg:x="1.27cm" svg:y="10.16cm">
          <draw:text-box>
            <text:p text:style-name="P4"><text:span text:style-name="T2">Transfer Funds</text:span></text:p>
          </draw:text-box>
        </draw:frame>
        <draw:frame draw:style-name="gr7" draw:text-style-name="P5" draw:layer="layout" svg:width="5.08cm" svg:height="1.587cm" svg:x="1.587cm" svg:y="12.065cm">
          <draw:text-box>
            <text:p text:style-name="P4"><text:span text:style-name="T2">Pay Bills</text:span></text:p>
          </draw:text-box>
        </draw:frame>
        <draw:frame draw:style-name="gr4" draw:text-style-name="P5" draw:layer="layout" svg:width="5.715cm" svg:height="1.905cm" svg:x="0.952cm" svg:y="13.017cm">
          <draw:text-box>
            <text:p text:style-name="P4"><text:span text:style-name="T2">(opt) Personal Loan</text:span></text:p>
          </draw:text-box>
        </draw:frame>
        <draw:frame draw:style-name="gr14" draw:text-style-name="P16" draw:layer="layout" svg:width="22.08cm" svg:height="4.445cm" svg:x="7.62cm" svg:y="2.54cm">
          <draw:text-box>
            <text:p text:style-name="P15"><text:span text:style-name="T6">FULL NAME</text:span></text:p>
          </draw:text-box>
        </draw:frame>
        <draw:frame draw:style-name="gr15" draw:text-style-name="P16" draw:layer="layout" svg:width="13.652cm" svg:height="3.175cm" svg:x="7.62cm" svg:y="6.35cm">
          <draw:text-box>
            <text:p text:style-name="P15"><text:span text:style-name="T6">Accounts</text:span></text:p>
          </draw:text-box>
        </draw:frame>
        <draw:frame draw:style-name="gr5" draw:text-style-name="P14" draw:layer="layout" svg:width="9.843cm" svg:height="2.223cm" svg:x="7.937cm" svg:y="10.477cm">
          <draw:text-box>
            <text:p>Balance: 1000 USD</text:p>
          </draw:text-box>
        </draw:frame>
        <draw:frame draw:style-name="gr5" draw:text-style-name="P14" draw:layer="layout" svg:width="9.843cm" svg:height="2.223cm" svg:x="7.619cm" svg:y="15.24cm">
          <draw:text-box>
            <text:p>Balance: 1000 USD</text:p>
          </draw:text-box>
        </draw:frame>
        <draw:frame draw:style-name="gr2" draw:text-style-name="P14" draw:layer="layout" svg:width="12.383cm" svg:height="2.222cm" svg:x="7.937cm" svg:y="8.572cm">
          <draw:text-box>
            <text:p>Account number</text:p>
            <text:p>Account Type</text:p>
          </draw:text-box>
        </draw:frame>
        <draw:frame draw:style-name="gr2" draw:text-style-name="P14" draw:layer="layout" svg:width="12.383cm" svg:height="2.222cm" svg:x="7.619cm" svg:y="13.335cm">
          <draw:text-box>
            <text:p text:style-name="P17">Account number</text:p>
            <text:p text:style-name="P17">Account Type</text:p>
          </draw:text-box>
        </draw:frame>
        <draw:frame draw:style-name="gr16" draw:text-style-name="P14" draw:layer="layout" svg:width="6.668cm" svg:height="6.032cm" svg:x="22.86cm" svg:y="9.208cm">
          <draw:text-box>
            <text:p>Something here ?</text:p>
          </draw:text-box>
        </draw:frame>
      </draw:page>
      <draw:page draw:name="Deposit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033cm" svg:height="2.222cm" svg:x="0.317cm" svg:y="0.635cm">
          <draw:text-box>
            <text:p text:style-name="P2"><text:span text:style-name="T1">BankName</text:span></text:p>
          </draw:text-box>
        </draw:frame>
        <draw:frame draw:style-name="gr3" draw:text-style-name="P19" draw:layer="layout" svg:width="6.35cm" svg:height="1.588cm" svg:x="0.317cm" svg:y="3.492cm">
          <draw:text-box>
            <text:p text:style-name="P18"><text:span text:style-name="T2">Account Details</text:span></text:p>
          </draw:text-box>
        </draw:frame>
        <draw:frame draw:style-name="gr4" draw:text-style-name="P19" draw:layer="layout" svg:width="5.715cm" svg:height="1.905cm" svg:x="0.635cm" svg:y="18.097cm">
          <draw:text-box>
            <text:p text:style-name="P18"><text:span text:style-name="T2">About</text:span></text:p>
          </draw:text-box>
        </draw:frame>
        <draw:frame draw:style-name="gr5" draw:text-style-name="P19" draw:layer="layout" svg:width="6.667cm" svg:height="2.223cm" svg:x="0cm" svg:y="4.762cm">
          <draw:text-box>
            <text:p text:style-name="P18"><text:span text:style-name="T2"><text:s text:c="2"/></text:span><text:span text:style-name="T2">Services V(opens)</text:span></text:p>
          </draw:text-box>
        </draw:frame>
        <draw:frame draw:style-name="gr6" draw:text-style-name="P19" draw:layer="layout" svg:width="5.715cm" svg:height="1.27cm" svg:x="0.952cm" svg:y="6.032cm">
          <draw:text-box>
            <text:p text:style-name="P18"><text:span text:style-name="T2">Deposit</text:span></text:p>
          </draw:text-box>
        </draw:frame>
        <draw:frame draw:style-name="gr3" draw:text-style-name="P19" draw:layer="layout" svg:width="5.08cm" svg:height="1.588cm" svg:x="1.27cm" svg:y="7.302cm">
          <draw:text-box>
            <text:p text:style-name="P20"><text:span text:style-name="T7">Withdraw (?)</text:span></text:p>
          </draw:text-box>
        </draw:frame>
        <draw:frame draw:style-name="gr6" draw:text-style-name="P19" draw:layer="layout" svg:width="5.08cm" svg:height="1.673cm" svg:x="1.27cm" svg:y="8.255cm">
          <draw:text-box>
            <text:p text:style-name="P18"><text:span text:style-name="T2">Transaction History</text:span></text:p>
          </draw:text-box>
        </draw:frame>
        <draw:frame draw:style-name="gr7" draw:text-style-name="P19" draw:layer="layout" svg:width="5.08cm" svg:height="1.673cm" svg:x="1.27cm" svg:y="10.16cm">
          <draw:text-box>
            <text:p text:style-name="P18"><text:span text:style-name="T2">Transfer Funds</text:span></text:p>
          </draw:text-box>
        </draw:frame>
        <draw:frame draw:style-name="gr7" draw:text-style-name="P19" draw:layer="layout" svg:width="5.08cm" svg:height="1.587cm" svg:x="1.587cm" svg:y="12.065cm">
          <draw:text-box>
            <text:p text:style-name="P18"><text:span text:style-name="T2">Pay Bills</text:span></text:p>
          </draw:text-box>
        </draw:frame>
        <draw:frame draw:style-name="gr4" draw:text-style-name="P19" draw:layer="layout" svg:width="5.715cm" svg:height="1.905cm" svg:x="0.952cm" svg:y="13.017cm">
          <draw:text-box>
            <text:p text:style-name="P18"><text:span text:style-name="T2">(opt) Personal Loan</text:span></text:p>
          </draw:text-box>
        </draw:frame>
        <draw:frame draw:style-name="gr17" draw:text-style-name="P14" draw:layer="layout" svg:width="20.493cm" svg:height="4.127cm" svg:x="9.525cm" svg:y="5.715cm">
          <draw:text-box>
            <text:p>Select account: (dropdown menu)</text:p>
          </draw:text-box>
        </draw:frame>
        <draw:frame draw:style-name="gr15" draw:text-style-name="P14" draw:layer="layout" svg:width="15.558cm" svg:height="3.175cm" svg:x="9.207cm" svg:y="7.302cm">
          <draw:text-box>
            <text:p>Amount (text field number/range?)</text:p>
          </draw:text-box>
        </draw:frame>
        <draw:frame draw:style-name="gr9" draw:text-style-name="P14" draw:layer="layout" svg:width="15.875cm" svg:height="2.858cm" svg:x="10.795cm" svg:y="12.064cm">
          <draw:text-box>
            <text:p>Deposit button</text:p>
          </draw:text-box>
        </draw:frame>
        <draw:frame draw:style-name="gr18" draw:text-style-name="P14" draw:layer="layout" svg:width="19.05cm" svg:height="4.128cm" svg:x="9.525cm" svg:y="8.572cm">
          <draw:text-box>
            <text:p>Other details (name, etc)</text:p>
          </draw:text-box>
        </draw:frame>
        <draw:frame draw:style-name="gr13" draw:text-style-name="P14" draw:layer="layout" svg:width="13.97cm" svg:height="2.54cm" svg:x="11.43cm" svg:y="0.952cm">
          <draw:text-box>
            <text:p>DEPOSIT</text:p>
          </draw:text-box>
        </draw:frame>
      </draw:page>
      <draw:page draw:name="Withdraw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033cm" svg:height="2.222cm" svg:x="0.317cm" svg:y="0.635cm">
          <draw:text-box>
            <text:p text:style-name="P2"><text:span text:style-name="T1">BankName</text:span></text:p>
          </draw:text-box>
        </draw:frame>
        <draw:frame draw:style-name="gr3" draw:text-style-name="P19" draw:layer="layout" svg:width="6.35cm" svg:height="1.588cm" svg:x="0.317cm" svg:y="3.492cm">
          <draw:text-box>
            <text:p text:style-name="P18"><text:span text:style-name="T2">Account Details</text:span></text:p>
          </draw:text-box>
        </draw:frame>
        <draw:frame draw:style-name="gr4" draw:text-style-name="P19" draw:layer="layout" svg:width="5.715cm" svg:height="1.905cm" svg:x="0.635cm" svg:y="18.097cm">
          <draw:text-box>
            <text:p text:style-name="P18"><text:span text:style-name="T2">About</text:span></text:p>
          </draw:text-box>
        </draw:frame>
        <draw:frame draw:style-name="gr5" draw:text-style-name="P19" draw:layer="layout" svg:width="6.667cm" svg:height="2.223cm" svg:x="0cm" svg:y="4.762cm">
          <draw:text-box>
            <text:p text:style-name="P18"><text:span text:style-name="T2"><text:s text:c="2"/></text:span><text:span text:style-name="T2">Services V(opens)</text:span></text:p>
          </draw:text-box>
        </draw:frame>
        <draw:frame draw:style-name="gr6" draw:text-style-name="P19" draw:layer="layout" svg:width="5.715cm" svg:height="1.27cm" svg:x="0.952cm" svg:y="6.032cm">
          <draw:text-box>
            <text:p text:style-name="P18"><text:span text:style-name="T2">Deposit</text:span></text:p>
          </draw:text-box>
        </draw:frame>
        <draw:frame draw:style-name="gr3" draw:text-style-name="P19" draw:layer="layout" svg:width="5.08cm" svg:height="1.588cm" svg:x="1.27cm" svg:y="7.302cm">
          <draw:text-box>
            <text:p text:style-name="P20"><text:span text:style-name="T7">Withdraw (?)</text:span></text:p>
          </draw:text-box>
        </draw:frame>
        <draw:frame draw:style-name="gr6" draw:text-style-name="P19" draw:layer="layout" svg:width="5.08cm" svg:height="1.673cm" svg:x="1.27cm" svg:y="8.255cm">
          <draw:text-box>
            <text:p text:style-name="P18"><text:span text:style-name="T2">Transaction History</text:span></text:p>
          </draw:text-box>
        </draw:frame>
        <draw:frame draw:style-name="gr7" draw:text-style-name="P19" draw:layer="layout" svg:width="5.08cm" svg:height="1.673cm" svg:x="1.27cm" svg:y="10.16cm">
          <draw:text-box>
            <text:p text:style-name="P18"><text:span text:style-name="T2">Transfer Funds</text:span></text:p>
          </draw:text-box>
        </draw:frame>
        <draw:frame draw:style-name="gr7" draw:text-style-name="P19" draw:layer="layout" svg:width="5.08cm" svg:height="1.587cm" svg:x="1.587cm" svg:y="12.065cm">
          <draw:text-box>
            <text:p text:style-name="P18"><text:span text:style-name="T2">Pay Bills</text:span></text:p>
          </draw:text-box>
        </draw:frame>
        <draw:frame draw:style-name="gr4" draw:text-style-name="P19" draw:layer="layout" svg:width="5.715cm" svg:height="1.905cm" svg:x="0.952cm" svg:y="13.017cm">
          <draw:text-box>
            <text:p text:style-name="P18"><text:span text:style-name="T2">(opt) Personal Loan</text:span></text:p>
          </draw:text-box>
        </draw:frame>
        <draw:frame draw:style-name="gr18" draw:text-style-name="P14" draw:layer="layout" svg:width="19.05cm" svg:height="4.128cm" svg:x="9.525cm" svg:y="8.572cm">
          <draw:text-box>
            <text:p>Other details (name, etc)</text:p>
          </draw:text-box>
        </draw:frame>
        <draw:frame draw:style-name="gr15" draw:text-style-name="P14" draw:layer="layout" svg:width="15.558cm" svg:height="3.175cm" svg:x="9.207cm" svg:y="7.303cm">
          <draw:text-box>
            <text:p>Amount (text field number/range?)</text:p>
          </draw:text-box>
        </draw:frame>
        <draw:frame draw:style-name="gr17" draw:text-style-name="P14" draw:layer="layout" svg:width="20.493cm" svg:height="4.127cm" svg:x="9.526cm" svg:y="5.716cm">
          <draw:text-box>
            <text:p>Select account: (dropdown menu)</text:p>
          </draw:text-box>
        </draw:frame>
        <draw:frame draw:style-name="gr9" draw:text-style-name="P14" draw:layer="layout" svg:width="15.875cm" svg:height="2.858cm" svg:x="10.796cm" svg:y="12.064cm">
          <draw:text-box>
            <text:p>Withdraw button</text:p>
          </draw:text-box>
        </draw:frame>
        <draw:frame draw:style-name="gr13" draw:text-style-name="P14" draw:layer="layout" svg:width="13.97cm" svg:height="2.54cm" svg:x="11.43cm" svg:y="0.952cm">
          <draw:text-box>
            <text:p>WITHDRAW</text:p>
          </draw:text-box>
        </draw:frame>
      </draw:page>
      <draw:page draw:name="History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033cm" svg:height="2.222cm" svg:x="0.317cm" svg:y="0.635cm">
          <draw:text-box>
            <text:p text:style-name="P2"><text:span text:style-name="T1">BankName</text:span></text:p>
          </draw:text-box>
        </draw:frame>
        <draw:frame draw:style-name="gr3" draw:text-style-name="P5" draw:layer="layout" svg:width="6.35cm" svg:height="1.588cm" svg:x="0.317cm" svg:y="3.492cm">
          <draw:text-box>
            <text:p text:style-name="P4"><text:span text:style-name="T2">Account Details</text:span></text:p>
          </draw:text-box>
        </draw:frame>
        <draw:frame draw:style-name="gr4" draw:text-style-name="P5" draw:layer="layout" svg:width="5.715cm" svg:height="1.905cm" svg:x="0.635cm" svg:y="18.097cm">
          <draw:text-box>
            <text:p text:style-name="P4"><text:span text:style-name="T2">About</text:span></text:p>
          </draw:text-box>
        </draw:frame>
        <draw:frame draw:style-name="gr5" draw:text-style-name="P5" draw:layer="layout" svg:width="6.667cm" svg:height="2.223cm" svg:x="0cm" svg:y="4.762cm">
          <draw:text-box>
            <text:p text:style-name="P4"><text:span text:style-name="T2"><text:s text:c="2"/></text:span><text:span text:style-name="T2">Services V(opens)</text:span></text:p>
          </draw:text-box>
        </draw:frame>
        <draw:frame draw:style-name="gr6" draw:text-style-name="P5" draw:layer="layout" svg:width="5.715cm" svg:height="1.27cm" svg:x="0.952cm" svg:y="6.032cm">
          <draw:text-box>
            <text:p text:style-name="P4"><text:span text:style-name="T2">Deposit</text:span></text:p>
          </draw:text-box>
        </draw:frame>
        <draw:frame draw:style-name="gr3" draw:text-style-name="P5" draw:layer="layout" svg:width="5.08cm" svg:height="1.588cm" svg:x="1.27cm" svg:y="7.302cm">
          <draw:text-box>
            <text:p text:style-name="P4"><text:span text:style-name="T2">Withdraw (?)</text:span></text:p>
          </draw:text-box>
        </draw:frame>
        <draw:frame draw:style-name="gr6" draw:text-style-name="P5" draw:layer="layout" svg:width="5.08cm" svg:height="1.673cm" svg:x="1.27cm" svg:y="8.255cm">
          <draw:text-box>
            <text:p text:style-name="P4"><text:span text:style-name="T2">Transaction History</text:span></text:p>
          </draw:text-box>
        </draw:frame>
        <draw:frame draw:style-name="gr7" draw:text-style-name="P5" draw:layer="layout" svg:width="5.08cm" svg:height="1.673cm" svg:x="1.27cm" svg:y="10.16cm">
          <draw:text-box>
            <text:p text:style-name="P4"><text:span text:style-name="T2">Transfer Funds</text:span></text:p>
          </draw:text-box>
        </draw:frame>
        <draw:frame draw:style-name="gr7" draw:text-style-name="P5" draw:layer="layout" svg:width="5.08cm" svg:height="1.587cm" svg:x="1.587cm" svg:y="12.065cm">
          <draw:text-box>
            <text:p text:style-name="P4"><text:span text:style-name="T2">Pay Bills</text:span></text:p>
          </draw:text-box>
        </draw:frame>
        <draw:frame draw:style-name="gr4" draw:text-style-name="P5" draw:layer="layout" svg:width="5.715cm" svg:height="1.905cm" svg:x="0.952cm" svg:y="13.017cm">
          <draw:text-box>
            <text:p text:style-name="P4"><text:span text:style-name="T2">(opt) Personal </text:span><text:span text:style-name="T2">Loan</text:span></text:p>
          </draw:text-box>
        </draw:frame>
        <draw:frame draw:style-name="gr19" draw:text-style-name="P14" draw:layer="layout" svg:width="20.81cm" svg:height="6.985cm" svg:x="8.255cm" svg:y="6.032cm">
          <draw:text-box>
            <text:p>TABLE</text:p>
          </draw:text-box>
        </draw:frame>
        <draw:frame draw:style-name="gr3" draw:text-style-name="P14" draw:layer="layout" svg:width="15.24cm" svg:height="1.588cm" svg:x="8.572cm" svg:y="4.127cm">
          <draw:text-box>
            <text:p>Select account: dropdown</text:p>
          </draw:text-box>
        </draw:frame>
        <draw:frame draw:style-name="gr20" draw:text-style-name="P14" draw:layer="layout" svg:width="20.32cm" svg:height="5.08cm" svg:x="8.89cm" svg:y="8.572cm">
          <draw:text-box>
            <text:p>Date<text:tab/>transaction type<text:tab/><text:tab/>amount(color)<text:tab/><text:tab/>recipient (etc)</text:p>
          </draw:text-box>
        </draw:frame>
      </draw:page>
      <draw:page draw:name="Transfer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033cm" svg:height="2.222cm" svg:x="0.317cm" svg:y="0.635cm">
          <draw:text-box>
            <text:p text:style-name="P2"><text:span text:style-name="T1">BankName</text:span></text:p>
          </draw:text-box>
        </draw:frame>
        <draw:frame draw:style-name="gr3" draw:text-style-name="P19" draw:layer="layout" svg:width="6.35cm" svg:height="1.588cm" svg:x="0.317cm" svg:y="3.492cm">
          <draw:text-box>
            <text:p text:style-name="P18"><text:span text:style-name="T2">Account Details</text:span></text:p>
          </draw:text-box>
        </draw:frame>
        <draw:frame draw:style-name="gr4" draw:text-style-name="P19" draw:layer="layout" svg:width="5.715cm" svg:height="1.905cm" svg:x="0.635cm" svg:y="18.097cm">
          <draw:text-box>
            <text:p text:style-name="P18"><text:span text:style-name="T2">About</text:span></text:p>
          </draw:text-box>
        </draw:frame>
        <draw:frame draw:style-name="gr5" draw:text-style-name="P19" draw:layer="layout" svg:width="6.667cm" svg:height="2.223cm" svg:x="0cm" svg:y="4.762cm">
          <draw:text-box>
            <text:p text:style-name="P18"><text:span text:style-name="T2"><text:s text:c="2"/></text:span><text:span text:style-name="T2">Services V(opens)</text:span></text:p>
          </draw:text-box>
        </draw:frame>
        <draw:frame draw:style-name="gr6" draw:text-style-name="P19" draw:layer="layout" svg:width="5.715cm" svg:height="1.27cm" svg:x="0.952cm" svg:y="6.032cm">
          <draw:text-box>
            <text:p text:style-name="P18"><text:span text:style-name="T2">Deposit</text:span></text:p>
          </draw:text-box>
        </draw:frame>
        <draw:frame draw:style-name="gr21" draw:text-style-name="P21" draw:layer="layout" svg:width="5.08cm" svg:height="1.588cm" svg:x="1.27cm" svg:y="7.302cm">
          <draw:text-box>
            <text:p text:style-name="P20"><text:span text:style-name="T7">Withdraw (?)</text:span></text:p>
          </draw:text-box>
        </draw:frame>
        <draw:frame draw:style-name="gr6" draw:text-style-name="P19" draw:layer="layout" svg:width="5.08cm" svg:height="1.673cm" svg:x="1.27cm" svg:y="8.255cm">
          <draw:text-box>
            <text:p text:style-name="P18"><text:span text:style-name="T2">Transaction History</text:span></text:p>
          </draw:text-box>
        </draw:frame>
        <draw:frame draw:style-name="gr7" draw:text-style-name="P19" draw:layer="layout" svg:width="5.08cm" svg:height="1.673cm" svg:x="1.27cm" svg:y="10.16cm">
          <draw:text-box>
            <text:p text:style-name="P18"><text:span text:style-name="T2">Transfer Funds</text:span></text:p>
          </draw:text-box>
        </draw:frame>
        <draw:frame draw:style-name="gr7" draw:text-style-name="P19" draw:layer="layout" svg:width="5.08cm" svg:height="1.587cm" svg:x="1.587cm" svg:y="12.065cm">
          <draw:text-box>
            <text:p text:style-name="P18"><text:span text:style-name="T2">Pay Bills</text:span></text:p>
          </draw:text-box>
        </draw:frame>
        <draw:frame draw:style-name="gr4" draw:text-style-name="P19" draw:layer="layout" svg:width="5.715cm" svg:height="1.905cm" svg:x="0.952cm" svg:y="13.017cm">
          <draw:text-box>
            <text:p text:style-name="P18"><text:span text:style-name="T2">(opt) Personal Loan</text:span></text:p>
          </draw:text-box>
        </draw:frame>
        <draw:frame draw:style-name="gr15" draw:text-style-name="P24" draw:layer="layout" svg:width="15.558cm" svg:height="5.228cm" svg:x="10.477cm" svg:y="5.397cm">
          <draw:text-box>
            <text:p text:style-name="P22"><text:span text:style-name="T8">Select account: </text:span><text:span text:style-name="T8">(dropdown menu)</text:span></text:p>
            <text:p text:style-name="P22"><text:span text:style-name="T8"/></text:p>
            <text:p text:style-name="P23">Amount (text field number/range?)</text:p>
            <text:p text:style-name="P23"/>
            <text:p text:style-name="P23">Recipient (name, account number)</text:p>
            <text:p text:style-name="P23"/>
            <text:p text:style-name="P23">Other details (name, etc)</text:p>
          </draw:text-box>
        </draw:frame>
        <draw:frame draw:style-name="gr9" draw:text-style-name="P26" draw:layer="layout" svg:width="15.875cm" svg:height="2.858cm" svg:x="10.795cm" svg:y="11.747cm">
          <draw:text-box>
            <text:p text:style-name="P25"><text:span text:style-name="T9">Transfer</text:span></text:p>
          </draw:text-box>
        </draw:frame>
        <draw:frame draw:style-name="gr13" draw:text-style-name="P24" draw:layer="layout" svg:width="13.97cm" svg:height="2.54cm" svg:x="11.43cm" svg:y="0.952cm">
          <draw:text-box>
            <text:p text:style-name="P23">TRANSFER FUNDS</text:p>
          </draw:text-box>
        </draw:frame>
      </draw:page>
      <draw:page draw:name="Pay bills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033cm" svg:height="2.222cm" svg:x="0.317cm" svg:y="0.635cm">
          <draw:text-box>
            <text:p text:style-name="P2"><text:span text:style-name="T1">BankName</text:span></text:p>
          </draw:text-box>
        </draw:frame>
        <draw:frame draw:style-name="gr3" draw:text-style-name="P19" draw:layer="layout" svg:width="6.35cm" svg:height="1.588cm" svg:x="0.317cm" svg:y="3.492cm">
          <draw:text-box>
            <text:p text:style-name="P18"><text:span text:style-name="T2">Account Details</text:span></text:p>
          </draw:text-box>
        </draw:frame>
        <draw:frame draw:style-name="gr4" draw:text-style-name="P19" draw:layer="layout" svg:width="5.715cm" svg:height="1.905cm" svg:x="0.635cm" svg:y="18.097cm">
          <draw:text-box>
            <text:p text:style-name="P18"><text:span text:style-name="T2">About</text:span></text:p>
          </draw:text-box>
        </draw:frame>
        <draw:frame draw:style-name="gr5" draw:text-style-name="P19" draw:layer="layout" svg:width="6.667cm" svg:height="2.223cm" svg:x="0cm" svg:y="4.762cm">
          <draw:text-box>
            <text:p text:style-name="P18"><text:span text:style-name="T2"><text:s text:c="2"/></text:span><text:span text:style-name="T2">Services V(opens)</text:span></text:p>
          </draw:text-box>
        </draw:frame>
        <draw:frame draw:style-name="gr6" draw:text-style-name="P19" draw:layer="layout" svg:width="5.715cm" svg:height="1.27cm" svg:x="0.952cm" svg:y="6.032cm">
          <draw:text-box>
            <text:p text:style-name="P18"><text:span text:style-name="T2">Deposit</text:span></text:p>
          </draw:text-box>
        </draw:frame>
        <draw:frame draw:style-name="gr3" draw:text-style-name="P19" draw:layer="layout" svg:width="5.08cm" svg:height="1.588cm" svg:x="1.27cm" svg:y="7.302cm">
          <draw:text-box>
            <text:p text:style-name="P18"><text:span text:style-name="T2">Withdraw (?)</text:span></text:p>
          </draw:text-box>
        </draw:frame>
        <draw:frame draw:style-name="gr6" draw:text-style-name="P19" draw:layer="layout" svg:width="5.08cm" svg:height="1.673cm" svg:x="1.27cm" svg:y="8.255cm">
          <draw:text-box>
            <text:p text:style-name="P18"><text:span text:style-name="T2">Transaction History</text:span></text:p>
          </draw:text-box>
        </draw:frame>
        <draw:frame draw:style-name="gr7" draw:text-style-name="P19" draw:layer="layout" svg:width="5.08cm" svg:height="1.673cm" svg:x="1.27cm" svg:y="10.16cm">
          <draw:text-box>
            <text:p text:style-name="P18"><text:span text:style-name="T2">Transfer Funds</text:span></text:p>
          </draw:text-box>
        </draw:frame>
        <draw:frame draw:style-name="gr7" draw:text-style-name="P19" draw:layer="layout" svg:width="5.08cm" svg:height="1.587cm" svg:x="1.587cm" svg:y="12.065cm">
          <draw:text-box>
            <text:p text:style-name="P18"><text:span text:style-name="T2">Pay Bills</text:span></text:p>
          </draw:text-box>
        </draw:frame>
        <draw:frame draw:style-name="gr4" draw:text-style-name="P19" draw:layer="layout" svg:width="5.715cm" svg:height="1.905cm" svg:x="0.952cm" svg:y="13.017cm">
          <draw:text-box>
            <text:p text:style-name="P18"><text:span text:style-name="T2">(opt) Personal Loan</text:span></text:p>
          </draw:text-box>
        </draw:frame>
        <draw:frame draw:style-name="gr19" draw:text-style-name="P24" draw:layer="layout" svg:width="20.81cm" svg:height="6.985cm" svg:x="8.255cm" svg:y="6.032cm">
          <draw:text-box>
            <text:p text:style-name="P23">TABLE</text:p>
          </draw:text-box>
        </draw:frame>
        <draw:frame draw:style-name="gr3" draw:text-style-name="P24" draw:layer="layout" svg:width="15.24cm" svg:height="1.588cm" svg:x="8.572cm" svg:y="4.127cm">
          <draw:text-box>
            <text:p text:style-name="P23">Select account: dropdown</text:p>
          </draw:text-box>
        </draw:frame>
        <draw:frame draw:style-name="gr20" draw:text-style-name="P24" draw:layer="layout" svg:width="22.543cm" svg:height="5.08cm" svg:x="6.667cm" svg:y="8.572cm">
          <draw:text-box>
            <text:p text:style-name="P23"><text:tab/>Name<text:tab/><text:tab/><text:tab/>Creation date<text:tab/><text:tab/>amount(color)<text:tab/><text:tab/>Due date</text:p>
            <text:p text:style-name="P23"/>
            <text:p text:style-name="P23"><text:tab/>Example 1 <text:tab/><text:tab/><text:tab/><text:tab/><text:tab/><text:tab/><text:tab/><text:tab/><text:tab/><text:tab/><text:tab/><text:tab/><text:tab/>PAY</text:p>
          </draw:text-box>
        </draw:frame>
      </draw:page>
      <draw:page draw:name="About" draw:style-name="dp1" draw:master-page-name="Default">
        <draw:custom-shape draw:style-name="gr1" draw:text-style-name="P1" draw:layer="layout" svg:width="6.66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033cm" svg:height="2.222cm" svg:x="0.317cm" svg:y="0.635cm">
          <draw:text-box>
            <text:p text:style-name="P2"><text:span text:style-name="T1">BankName</text:span></text:p>
          </draw:text-box>
        </draw:frame>
        <draw:frame draw:style-name="gr3" draw:text-style-name="P19" draw:layer="layout" svg:width="6.35cm" svg:height="1.588cm" svg:x="0.317cm" svg:y="3.492cm">
          <draw:text-box>
            <text:p text:style-name="P18"><text:span text:style-name="T2">Account Details</text:span></text:p>
          </draw:text-box>
        </draw:frame>
        <draw:frame draw:style-name="gr4" draw:text-style-name="P19" draw:layer="layout" svg:width="5.715cm" svg:height="1.905cm" svg:x="0.635cm" svg:y="18.097cm">
          <draw:text-box>
            <text:p text:style-name="P18"><text:span text:style-name="T2">About</text:span></text:p>
          </draw:text-box>
        </draw:frame>
        <draw:frame draw:style-name="gr5" draw:text-style-name="P19" draw:layer="layout" svg:width="6.667cm" svg:height="2.223cm" svg:x="0cm" svg:y="4.762cm">
          <draw:text-box>
            <text:p text:style-name="P18"><text:span text:style-name="T2"><text:s text:c="2"/></text:span><text:span text:style-name="T2">Services V(opens)</text:span></text:p>
          </draw:text-box>
        </draw:frame>
        <draw:frame draw:style-name="gr6" draw:text-style-name="P19" draw:layer="layout" svg:width="5.715cm" svg:height="1.27cm" svg:x="0.952cm" svg:y="6.032cm">
          <draw:text-box>
            <text:p text:style-name="P18"><text:span text:style-name="T2">Deposit</text:span></text:p>
          </draw:text-box>
        </draw:frame>
        <draw:frame draw:style-name="gr3" draw:text-style-name="P19" draw:layer="layout" svg:width="5.08cm" svg:height="1.588cm" svg:x="1.27cm" svg:y="7.302cm">
          <draw:text-box>
            <text:p text:style-name="P20"><text:span text:style-name="T7">Withdraw (?)</text:span></text:p>
          </draw:text-box>
        </draw:frame>
        <draw:frame draw:style-name="gr6" draw:text-style-name="P19" draw:layer="layout" svg:width="5.08cm" svg:height="1.673cm" svg:x="1.27cm" svg:y="8.255cm">
          <draw:text-box>
            <text:p text:style-name="P18"><text:span text:style-name="T2">Transaction History</text:span></text:p>
          </draw:text-box>
        </draw:frame>
        <draw:frame draw:style-name="gr7" draw:text-style-name="P19" draw:layer="layout" svg:width="5.08cm" svg:height="1.673cm" svg:x="1.27cm" svg:y="10.16cm">
          <draw:text-box>
            <text:p text:style-name="P18"><text:span text:style-name="T2">Transfer Funds</text:span></text:p>
          </draw:text-box>
        </draw:frame>
        <draw:frame draw:style-name="gr7" draw:text-style-name="P19" draw:layer="layout" svg:width="5.08cm" svg:height="1.587cm" svg:x="1.587cm" svg:y="12.065cm">
          <draw:text-box>
            <text:p text:style-name="P18"><text:span text:style-name="T2">Pay Bills</text:span></text:p>
          </draw:text-box>
        </draw:frame>
        <draw:frame draw:style-name="gr4" draw:text-style-name="P19" draw:layer="layout" svg:width="5.715cm" svg:height="1.905cm" svg:x="0.952cm" svg:y="13.017cm">
          <draw:text-box>
            <text:p text:style-name="P18"><text:span text:style-name="T2">(opt) Personal Loan</text:span></text:p>
          </draw:text-box>
        </draw:frame>
        <draw:frame draw:style-name="gr20" draw:text-style-name="P28" draw:layer="layout" svg:width="15.558cm" svg:height="5.08cm" svg:x="11.747cm" svg:y="2.857cm">
          <draw:text-box>
            <text:p text:style-name="P27"><text:span text:style-name="T10">About Us</text:span></text:p>
          </draw:text-box>
        </draw:frame>
        <draw:frame draw:style-name="gr22" draw:text-style-name="P24" draw:layer="layout" svg:width="17.145cm" svg:height="11.748cm" svg:x="9.207cm" svg:y="6.667cm">
          <draw:text-box>
            <text:p text:style-name="P23">HQ (headquarters), </text:p>
            <text:p text:style-name="P23">Locations (multiple addresses</text:p>
            <text:p text:style-name="P23">Contact phone,</text:p>
            <text:p text:style-name="P23">Email</text:p>
            <text:p text:style-name="P23">Foundation date</text:p>
            <text:p text:style-name="P23">CEO name</text:p>
            <text:p text:style-name="P23">Developers</text:p>
            <text:p text:style-name="P23">Iban number</text:p>
            <text:p text:style-name="P23"/>
            <text:p text:style-name="P23">ALL RIGHTS RESERVED</text:p>
          </draw:text-box>
        </draw:frame>
        <draw:frame draw:style-name="gr5" draw:text-style-name="P24" draw:layer="layout" svg:width="3.492cm" svg:height="2.223cm" svg:x="23.495cm" svg:y="8.572cm">
          <draw:text-box>
            <text:p text:style-name="P23">PHOT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7T15:31:56.604524368</meta:creation-date>
    <dc:date>2022-02-07T16:34:25.388477084</dc:date>
    <meta:editing-duration>PT9M43S</meta:editing-duration>
    <meta:editing-cycles>1</meta:editing-cycles>
    <meta:document-statistic meta:object-count="129"/>
    <meta:generator>LibreOffice/7.1.7.2$Linux_X86_64 LibreOffice_project/10$Build-2</meta:generator>
  </office:meta>
</office:document-meta>
</file>